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5.984cm" fo:margin-left="-0.182cm" fo:margin-top="0cm" fo:margin-bottom="0cm" table:align="left" style:writing-mode="lr-tb"/>
    </style:style>
    <style:style style:name="Tabelle1.A" style:family="table-column">
      <style:table-column-properties style:column-width="15.98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1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1.A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1.A8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1.A10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1.A1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5.984cm" fo:margin-left="-0.182cm" fo:margin-top="0cm" fo:margin-bottom="0cm" table:align="left" style:writing-mode="lr-tb"/>
    </style:style>
    <style:style style:name="Tabelle2.A" style:family="table-column">
      <style:table-column-properties style:column-width="15.984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2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2.A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2.A8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2.A10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2.A1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5.984cm" fo:margin-left="-0.182cm" fo:margin-top="0cm" fo:margin-bottom="0cm" table:align="left" style:writing-mode="lr-tb"/>
    </style:style>
    <style:style style:name="Tabelle3.A" style:family="table-column">
      <style:table-column-properties style:column-width="15.984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3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3.A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3.A8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3.A10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e3.A1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rsid="0004a630" officeooo:paragraph-rsid="0004a630"/>
    </style:style>
    <style:style style:name="P3" style:family="paragraph" style:parent-style-name="Standard">
      <style:paragraph-properties fo:margin-top="0cm" fo:margin-bottom="0cm" style:contextual-spacing="false"/>
      <style:text-properties fo:language="de" fo:country="DE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fo:language="de" fo:country="DE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fo:language="de" fo:country="DE" officeooo:rsid="0004a630" officeooo:paragraph-rsid="0004a630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fo:language="de" fo:country="DE" officeooo:rsid="0006766d" officeooo:paragraph-rsid="0006766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fo:language="de" fo:country="DE" officeooo:rsid="0006f8d4" officeooo:paragraph-rsid="0006f8d4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fo:language="de" fo:country="DE" officeooo:rsid="00070162" officeooo:paragraph-rsid="0007016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>
        <style:tab-stops/>
      </style:paragraph-properties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officeooo:rsid="0005bb39"/>
    </style:style>
    <style:style style:name="T3" style:family="text">
      <style:text-properties officeooo:rsid="000897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1</text:p>
      <text:p text:style-name="P2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4">*Ich habe die Kompetenz erreicht, weil…</text:p>
          </table:table-cell>
        </table:table-row>
        <table:table-row table:style-name="Tabelle1.1">
          <table:table-cell table:style-name="Tabelle1.A2" office:value-type="string">
            <text:p text:style-name="P4">K1:</text:p>
            <text:p text:style-name="P5">Ich habe <text:span text:style-name="T2">die Einzelansicht sehr exakt nach meinem Mockup umgesetzt, habe ebenfalls schon UserControls eingesetzt.</text:span></text:p>
            <text:p text:style-name="P9"/>
            <text:p text:style-name="P4">K2:</text:p>
            <text:p text:style-name="P6">In meinem „Hinzufügen“-Fenster habe ich sinnvoll zwischen Radiobuttons (für 2 Optionen) und ComboBoxen (für mehr als 2 Optionen) gewählt.</text:p>
            <text:p text:style-name="P6"/>
            <text:p text:style-name="P6">K3:</text:p>
            <text:p text:style-name="P6">Fokus durch TabStop für eine gute Ergonomie angepasst. Man kann innerhalb der Fenster logisch zu den einzelnen Elementen taben.</text:p>
          </table:table-cell>
        </table:table-row>
        <table:table-row table:style-name="Tabelle1.1">
          <table:table-cell table:style-name="Tabelle1.A1" office:value-type="string">
            <text:p text:style-name="P4">*Nutzen für andere Projekte</text:p>
          </table:table-cell>
        </table:table-row>
        <table:table-row table:style-name="Tabelle1.1">
          <table:table-cell table:style-name="Tabelle1.A4" office:value-type="string">
            <text:p text:style-name="P4">XAML ist eine häufig genutzte MarkUpLanguage, wie zum Beispiel HTML, darum ist das Wissen um dessen Syntax und Nutzen sehr wichtig für diverse andere Projekte wo man Dinge gestaltet. </text:p>
          </table:table-cell>
        </table:table-row>
        <table:table-row table:style-name="Tabelle1.1">
          <table:table-cell table:style-name="Tabelle1.A1" office:value-type="string">
            <text:p text:style-name="P4">*Das war für mich die grösste Schwierigkeit</text:p>
          </table:table-cell>
        </table:table-row>
        <table:table-row table:style-name="Tabelle1.1">
          <table:table-cell table:style-name="Tabelle1.A6" office:value-type="string">
            <text:p text:style-name="P6">UserControls und dessen Größe.</text:p>
          </table:table-cell>
        </table:table-row>
        <table:table-row table:style-name="Tabelle1.1">
          <table:table-cell table:style-name="Tabelle1.A1" office:value-type="string">
            <text:p text:style-name="P4">*Das war für mich einfach</text:p>
          </table:table-cell>
        </table:table-row>
        <table:table-row table:style-name="Tabelle1.1">
          <table:table-cell table:style-name="Tabelle1.A8" office:value-type="string">
            <text:p text:style-name="P6">Die Darstellung.</text:p>
          </table:table-cell>
        </table:table-row>
        <table:table-row table:style-name="Tabelle1.1">
          <table:table-cell table:style-name="Tabelle1.A1" office:value-type="string">
            <text:p text:style-name="P4">Das möchte ich der Lehrperson sagen</text:p>
          </table:table-cell>
        </table:table-row>
        <table:table-row table:style-name="Tabelle1.1">
          <table:table-cell table:style-name="Tabelle1.A10" office:value-type="string">
            <text:p text:style-name="P4">-</text:p>
          </table:table-cell>
        </table:table-row>
        <table:table-row table:style-name="Tabelle1.1">
          <table:table-cell table:style-name="Tabelle1.A1" office:value-type="string">
            <text:p text:style-name="P4">Meine persönlichen Gedanken</text:p>
          </table:table-cell>
        </table:table-row>
        <table:table-row table:style-name="Tabelle1.1">
          <table:table-cell table:style-name="Tabelle1.A12" office:value-type="string">
            <text:p text:style-name="P4">-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2</text:p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4">*Ich habe die Kompetenz erreicht, weil…</text:p>
          </table:table-cell>
        </table:table-row>
        <table:table-row table:style-name="Tabelle2.1">
          <table:table-cell table:style-name="Tabelle2.A2" office:value-type="string">
            <text:p text:style-name="P4">K1:</text:p>
            <text:p text:style-name="P6">Ich habe ein logisches Zustandsdiagramm für mein Programm erstellt (2 Zustände: MainWindo<text:span text:style-name="T3">w</text:span> und Hinzufügen-Fenster). Dies beinhaltet auch die 4 CRUD Operationen. </text:p>
            <text:p text:style-name="P9"/>
            <text:p text:style-name="P4">K2:</text:p>
            <text:p text:style-name="P6">Ich habe die Zustände und Übergänge gemäß Planung umgesetzt. Auch diverse Buttons mit Hilfetexten erstellt.</text:p>
            <text:p text:style-name="P6"/>
            <text:p text:style-name="P6">K3: Habe das Zustandsdiagramm mehrmals getestet.</text:p>
          </table:table-cell>
        </table:table-row>
        <table:table-row table:style-name="Tabelle2.1">
          <table:table-cell table:style-name="Tabelle2.A1" office:value-type="string">
            <text:p text:style-name="P4">*Nutzen für andere Projekte</text:p>
          </table:table-cell>
        </table:table-row>
        <table:table-row table:style-name="Tabelle2.1">
          <table:table-cell table:style-name="Tabelle2.A4" office:value-type="string">
            <text:p text:style-name="P6">UML-Diagramme sind als Applikationsentwickler sehr wichtig und sollten sowohl korrekt gelesen und auch gezeichnet werden. </text:p>
          </table:table-cell>
        </table:table-row>
        <table:table-row table:style-name="Tabelle2.1">
          <table:table-cell table:style-name="Tabelle2.A1" office:value-type="string">
            <text:p text:style-name="P4">*Das war für mich die grösste Schwierigkeit</text:p>
          </table:table-cell>
        </table:table-row>
        <table:table-row table:style-name="Tabelle2.1">
          <table:table-cell table:style-name="Tabelle2.A6" office:value-type="string">
            <text:p text:style-name="P6">Die UserControls in die Zustände einfließen zu lassen.</text:p>
          </table:table-cell>
        </table:table-row>
        <table:table-row table:style-name="Tabelle2.1">
          <table:table-cell table:style-name="Tabelle2.A1" office:value-type="string">
            <text:p text:style-name="P4">*Das war für mich einfach</text:p>
          </table:table-cell>
        </table:table-row>
        <table:table-row table:style-name="Tabelle2.1">
          <table:table-cell table:style-name="Tabelle2.A8" office:value-type="string">
            <text:p text:style-name="P4">-</text:p>
          </table:table-cell>
        </table:table-row>
        <table:table-row table:style-name="Tabelle2.1">
          <table:table-cell table:style-name="Tabelle2.A1" office:value-type="string">
            <text:p text:style-name="P4">Das möchte ich der Lehrperson sagen</text:p>
          </table:table-cell>
        </table:table-row>
        <table:table-row table:style-name="Tabelle2.1">
          <table:table-cell table:style-name="Tabelle2.A10" office:value-type="string">
            <text:p text:style-name="P4">-</text:p>
          </table:table-cell>
        </table:table-row>
        <table:table-row table:style-name="Tabelle2.1">
          <table:table-cell table:style-name="Tabelle2.A1" office:value-type="string">
            <text:p text:style-name="P4">Meine persönlichen Gedanken</text:p>
          </table:table-cell>
        </table:table-row>
        <table:table-row table:style-name="Tabelle2.1">
          <table:table-cell table:style-name="Tabelle2.A12" office:value-type="string">
            <text:p text:style-name="P4">-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3</text:p>
      <text:p text:style-name="P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4">*Ich habe die Kompetenz erreicht, weil…</text:p>
          </table:table-cell>
        </table:table-row>
        <table:table-row table:style-name="Tabelle3.1">
          <table:table-cell table:style-name="Tabelle3.A2" office:value-type="string">
            <text:p text:style-name="P4">K1:</text:p>
            <text:p text:style-name="P7">Ich habe die Gültigkeitsregeln direkt umgesetzt, ohne sie in einem separaten Dokument zu definieren. In meinem Beispiel habe ich nur auf die Jahreseingabe geachtet, da diese genau 4-stellig sein sollte. (Texte (z.B. Namen, Konsole) könnten auf eine bestimme Anzahl Zeichen beschränkt werden)</text:p>
            <text:p text:style-name="P9"/>
            <text:p text:style-name="P4">K2:</text:p>
            <text:p text:style-name="P7">Ich habe Validierungen erschaffen die Überprüfen, ob die einzelnen Felder leer sind. Für die Jahreseingabe habe ich zusätzlich mit Regex gearbeitet und dessen Eingabe begrenzt.</text:p>
            <text:p text:style-name="P7"/>
            <text:p text:style-name="P7">K3:</text:p>
            <text:p text:style-name="P8">Bei falscher Eingabe oder leeren Feldern, erhält der Benutzer direkt eine passende Fehlermeldung. Mit GotFocus und LostFocus Events kann man solche Rückmeldungen extrem gut umsetzen.</text:p>
          </table:table-cell>
        </table:table-row>
        <table:table-row table:style-name="Tabelle3.1">
          <table:table-cell table:style-name="Tabelle3.A1" office:value-type="string">
            <text:p text:style-name="P4">*Nutzen für andere Projekte</text:p>
          </table:table-cell>
        </table:table-row>
        <table:table-row table:style-name="Tabelle3.1">
          <table:table-cell table:style-name="Tabelle3.A4" office:value-type="string">
            <text:p text:style-name="P8">Validierungen sind sehr wichtig und müssen aus Sicherheitsgründen immer funktionieren, da die Benutzeroberfläche den Angreifern die erste Möglichkeit bietet, dem Programm zu schaden.</text:p>
          </table:table-cell>
        </table:table-row>
        <table:table-row table:style-name="Tabelle3.1">
          <table:table-cell table:style-name="Tabelle3.A1" office:value-type="string">
            <text:p text:style-name="P4">*Das war für mich die grösste Schwierigkeit</text:p>
          </table:table-cell>
        </table:table-row>
        <table:table-row table:style-name="Tabelle3.1">
          <table:table-cell table:style-name="Tabelle3.A6" office:value-type="string">
            <text:p text:style-name="P8">Die Verwendung von Regex führte zu viel Verwirrung. </text:p>
          </table:table-cell>
        </table:table-row>
        <table:table-row table:style-name="Tabelle3.1">
          <table:table-cell table:style-name="Tabelle3.A1" office:value-type="string">
            <text:p text:style-name="P4">*Das war für mich einfach</text:p>
          </table:table-cell>
        </table:table-row>
        <table:table-row table:style-name="Tabelle3.1">
          <table:table-cell table:style-name="Tabelle3.A8" office:value-type="string">
            <text:p text:style-name="P8">Events mit GotLost und LostFocus</text:p>
          </table:table-cell>
        </table:table-row>
        <table:table-row table:style-name="Tabelle3.1">
          <table:table-cell table:style-name="Tabelle3.A1" office:value-type="string">
            <text:p text:style-name="P4">Das möchte ich der Lehrperson sagen</text:p>
          </table:table-cell>
        </table:table-row>
        <table:table-row table:style-name="Tabelle3.1">
          <table:table-cell table:style-name="Tabelle3.A10" office:value-type="string">
            <text:p text:style-name="P4">-</text:p>
          </table:table-cell>
        </table:table-row>
        <table:table-row table:style-name="Tabelle3.1">
          <table:table-cell table:style-name="Tabelle3.A1" office:value-type="string">
            <text:p text:style-name="P4">Meine persönlichen Gedanken</text:p>
          </table:table-cell>
        </table:table-row>
        <table:table-row table:style-name="Tabelle3.1">
          <table:table-cell table:style-name="Tabelle3.A12" office:value-type="string">
            <text:p text:style-name="P4">-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CH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09T19:12:54.764000000</dc:date>
    <meta:editing-duration>PT9M3S</meta:editing-duration>
    <meta:editing-cycles>4</meta:editing-cycles>
    <meta:document-statistic meta:table-count="3" meta:image-count="0" meta:object-count="0" meta:page-count="3" meta:paragraph-count="53" meta:word-count="392" meta:character-count="2638" meta:non-whitespace-character-count="2295"/>
  </office:meta>
</office:document-meta>
</file>